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1" officeooo:paragraph-rsid="000a5565"/>
    </style:style>
    <style:style style:name="P3" style:family="paragraph" style:parent-style-name="Standard">
      <style:paragraph-properties fo:text-align="justify" style:justify-single-word="false"/>
      <style:text-properties style:font-name="Arial1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5pt" fo:font-weight="bold" officeooo:rsid="000609b8" officeooo:paragraph-rsid="000609b8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weight="bold" officeooo:rsid="000a5565" officeooo:paragraph-rsid="000a556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weight="bold" officeooo:paragraph-rsid="0007e42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1" fo:font-weight="bold" officeooo:paragraph-rsid="000a556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1" officeooo:rsid="000609b8" officeooo:paragraph-rsid="000609b8"/>
    </style:style>
    <style:style style:name="P12" style:family="paragraph" style:parent-style-name="Standard">
      <style:paragraph-properties fo:text-align="justify" style:justify-single-word="false"/>
      <style:text-properties style:font-name="Arial1" fo:font-weight="normal" officeooo:rsid="000a5565" officeooo:paragraph-rsid="000a556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1" officeooo:rsid="000a5565" officeooo:paragraph-rsid="000a5565"/>
    </style:style>
    <style:style style:name="P14" style:family="paragraph" style:parent-style-name="Standard">
      <style:paragraph-properties fo:text-align="justify" style:justify-single-word="false"/>
      <style:text-properties officeooo:paragraph-rsid="000a5565"/>
    </style:style>
    <style:style style:name="T1" style:family="text">
      <style:text-properties officeooo:rsid="000ac739"/>
    </style:style>
    <style:style style:name="T2" style:family="text">
      <style:text-properties officeooo:rsid="00050a90"/>
    </style:style>
    <style:style style:name="T3" style:family="text">
      <style:text-properties officeooo:rsid="000a5565"/>
    </style:style>
    <style:style style:name="T4" style:family="text">
      <style:text-properties style:font-name="Arial1"/>
    </style:style>
    <style:style style:name="T5" style:family="text">
      <style:text-properties style:font-name="Arial1" fo:font-weight="normal" officeooo:rsid="0008bcae" style:font-weight-asian="normal" style:font-weight-complex="normal"/>
    </style:style>
    <style:style style:name="T6" style:family="text">
      <style:text-properties style:font-name="Arial1" fo:font-weight="bold" officeooo:rsid="000a5565" style:font-weight-asian="bold" style:font-weight-complex="bold"/>
    </style:style>
    <style:style style:name="T7" style:family="text">
      <style:text-properties style:font-name="Arial1" officeooo:rsid="000bb29b"/>
    </style:style>
    <style:style style:name="T8" style:family="text">
      <style:text-properties officeooo:rsid="000bf0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ma MQTT Shelly in C++</text:p>
      <text:p text:style-name="P3"/>
      <text:p text:style-name="P3">Data di creazione: 01/04/2023</text:p>
      <text:p text:style-name="P3"/>
      <text:p text:style-name="P3">Ultima modifica: <text:span text:style-name="T8">29</text:span>/05/2023</text:p>
      <text:p text:style-name="P3"/>
      <text:p text:style-name="P3">Funzionalità:</text:p>
      <text:p text:style-name="P3"/>
      <text:p text:style-name="P3">Il programma esegue le seguenti operazioni:</text:p>
      <text:p text:style-name="P3"/>
      <text:p text:style-name="P3">- Connessione al broker MQTT</text:p>
      <text:p text:style-name="P3">- Creazione di dispositivi Shelly</text:p>
      <text:p text:style-name="P3">- Eliminazione di dispositivi Shelly</text:p>
      <text:p text:style-name="P3">- Creazione di routines</text:p>
      <text:p text:style-name="P3">- Modifica dello stato delle routines</text:p>
      <text:p text:style-name="P3">- Eliminazione di routines</text:p>
      <text:p text:style-name="P3"/>
      <text:p text:style-name="P3"/>
      <text:p text:style-name="P6">Connessione al Broker</text:p>
      <text:p text:style-name="P3"/>
      <text:p text:style-name="P3">Per connettersi al broker MQTT, il programma utilizza l'indirizzo completo (composto da IP e porta) preso da un file di configurazione specifico. Questo file di configurazione si trova nella cartella /Mqtt del programma e contiene un altro file chiamato IpPort.txt, che a sua volta include solamente l'indirizzo IP del broker. Se si desidera modificare l'indirizzo IP del broker, è necessario assicurarsi che il programma non sia in esecuzione. <text:span text:style-name="T2">Puoi </text:span>modificare il file sostituendo l'indirizzo IP precedente con quello nuovo. Nel caso in cui il file venga eliminato o non sia presente all'interno della directory di esecuzione, il programma creerà un nuovo file con l'indirizzo predefinito localhost:1883.</text:p>
      <text:p text:style-name="P3"/>
      <text:p text:style-name="P3">Se si verificano errori, il terminale li visualizzerà in rosso.</text:p>
      <text:p text:style-name="P3"/>
      <text:p text:style-name="P3"/>
      <text:p text:style-name="P6">Dispositivo Shelly</text:p>
      <text:p text:style-name="P3"/>
      <text:p text:style-name="P3">La creazione di un dispositivo Shelly all'interno del programma può avvenire in due modi:</text:p>
      <text:p text:style-name="P3"/>
      <text:p text:style-name="P3">- Tramite publish al broker MQTT</text:p>
      <text:p text:style-name="P3">- Tramite la modifica del file dispositivi.txt</text:p>
      <text:p text:style-name="P3"/>
      <text:p text:style-name="P3">In entrambi i casi, è necessario conoscere il tipo di dispositivo e il suo ID.</text:p>
      <text:p text:style-name="P3"/>
      <text:p text:style-name="P3">Il tipo di dispositivo è legato alla sua natura, ed è possibile reperire questa informazione sulle API dei dispositivi Shelly.</text:p>
      <text:p text:style-name="P3"/>
      <text:p text:style-name="P3">Si noti che, all'interno del programma, i dispositivi compatibili sono:</text:p>
      <text:p text:style-name="P3"/>
      <text:p text:style-name="P3">- Lampadina (ShellyBulbDuo-)</text:p>
      <text:p text:style-name="P3">- Sensore HT (shellyht-)</text:p>
      <text:p text:style-name="P3">- Sensore DW (shellydw-)</text:p>
      <text:p text:style-name="P3">- Presa Plug (shellyplug-s-)</text:p>
      <text:p text:style-name="P3"/>
      <text:p text:style-name="P3"><text:soft-page-break/>L'ID del dispositivo è una serie di numeri e lettere utilizzati per identificarlo. Puoi trovare l'ID sulla pagina HTTP del dispositivo, nella sezione Informazioni Dispositivo. Attenzione: l'ID deve essere scritto in lettere maiuscole</text:p>
      <text:p text:style-name="P3"/>
      <text:p text:style-name="P3">Esempio di dispositivo:</text:p>
      <text:p text:style-name="P3"/>
      <text:p text:style-name="P3">shellydw2-D751AF</text:p>
      <text:p text:style-name="P3"/>
      <text:p text:style-name="P3">Indipendentemente dal metodo di creazione, è possibile creare un massimo di <text:span text:style-name="T8">x</text:span> dispositivi per tipo.</text:p>
      <text:p text:style-name="P3"/>
      <text:p text:style-name="P3"/>
      <text:p text:style-name="P8">Creazione tramite publish MQTT</text:p>
      <text:p text:style-name="P3"/>
      <text:p text:style-name="P3">Per creare un dispositivo tramite l'applicazione, è prima di tutto necessario conoscere l'indirizzo del broker a cui è collegato. Il comando da eseguire tramite il terminale di Mosquitto è il seguente:</text:p>
      <text:p text:style-name="P3"/>
      <text:p text:style-name="P3">mosquitto_pub -h &lt;INDIRIZZO_BROKER&gt; -p &lt;PORTA&gt; -t Shelly/CreateDevice/ -m &lt;ID_DISPOSITIVO&gt;</text:p>
      <text:p text:style-name="P3"/>
      <text:p text:style-name="P3">Il programma leggerà il topic e creerà il dispositivo all'interno dell'applicazione. Se il dispositivo risulta non valido, non verrà creato. Per visualizzare l'errore, controlla le stampe dell'applicazione.</text:p>
      <text:p text:style-name="P3"/>
      <text:p text:style-name="P3"/>
      <text:p text:style-name="P8">Eliminazione tramite publish MQTT</text:p>
      <text:p text:style-name="P3"/>
      <text:p text:style-name="P3">L'eliminazione del dispositivo tramite publish prevede l'utilizzo del topic specifico, più l'ID</text:p>
      <text:p text:style-name="P3"/>
      <text:p text:style-name="P3"><text:s/>del dispositivo che si vuole eliminare:</text:p>
      <text:p text:style-name="P3"/>
      <text:p text:style-name="P3">mosquitto_pub -h &lt;INDIRIZZO_BROKER&gt; -p &lt;PORTA&gt; -t Shelly/DeleteDevice/ -m &lt;ID_DISPOSITIVO&gt;</text:p>
      <text:p text:style-name="P3"/>
      <text:p text:style-name="P3">Per verificare la creazione del dispositivo, controlla le stampe sul terminale.</text:p>
      <text:p text:style-name="P3"/>
      <text:p text:style-name="P3"/>
      <text:p text:style-name="P8">Creazione / Eliminazione tramite modifica del file</text:p>
      <text:p text:style-name="P3"/>
      <text:p text:style-name="P3">Un'altra opzione per aggiungere un dispositivo consiste nel modificare il file dispositivi.txt. Questa modifica deve essere effettuata solo quando il programma non è in esecuzione, altrimenti potrebbe non funzionare correttamente.</text:p>
      <text:p text:style-name="P3"/>
      <text:p text:style-name="P3">Per aggiungere o eliminare un dispositivo, occorre aprire il file e aggiungere o modificare i dispositivi. Ogni linea è dedicata a un solo dispositivo.</text:p>
      <text:p text:style-name="P3"/>
      <text:p text:style-name="P3"/>
      <text:p text:style-name="P5">Routines</text:p>
      <text:p text:style-name="P11"/>
      <text:p text:style-name="P11">Le routines in questo programma sono 1 a 1 ovvero che ci sarà una sola condizione che se soddisfatta farà partire un comando. I dispositivi shelly hanno determinate condizioni e determinati comandi, non tutti i dispositivi hanno la possibilità di eseguire dei comandi.</text:p>
      <text:p text:style-name="P11">La lista completa di condizioni e comandi disponibili per ogni dispositivo la si può trovare sul file excell.</text:p>
      <text:p text:style-name="P11"><text:soft-page-break/>Oltre alla posibilità di eseguire comandi di alcuni dispositivi si possono eseguire delle determinate funzioni.</text:p>
      <text:p text:style-name="P11"/>
      <text:p text:style-name="P11">La gestione delle routines è data da dei file .json presenti nella cartella routines.Ogni file contiene una routines che deve avere un nome univoco e lo stato impostato su enabled per funzionare.</text:p>
      <text:p text:style-name="P11">Per creare la routines ci sono 2 diversi modi:</text:p>
      <text:p text:style-name="P11"/>
      <text:p text:style-name="P11">- Creazione di un file json con all’interno il formato apposta per la routines.</text:p>
      <text:p text:style-name="P11">- Creazione tramite publish mqtt.</text:p>
      <text:p text:style-name="P3"/>
      <text:p text:style-name="P3"/>
      <text:p text:style-name="P9">Creazione / Eliminazione tramite modifica del file</text:p>
      <text:p text:style-name="P9"/>
      <text:p text:style-name="P12">Le routines si trovano alla cartella /Routines. Ogni file .json presente rappresenta una routines con il nome del file identico al nome della routines. Se i nomi del file e della routines non coincidono il programma creerà un file con il nome della routines.</text:p>
      <text:p text:style-name="P12">Ogni routines deve essere formattata correttamente seguendo le istruzioni del file apposito, una formattazione o chiavi sbagliate genereranno un errore che non permetterà la creazione della routines.<text:line-break/>Per creare o eliminare una routines tramite file assicurati che il programma non sia in esecuzione.</text:p>
      <text:p text:style-name="P12"/>
      <text:p text:style-name="P12"/>
      <text:p text:style-name="P10">Creazione tramite publish MQTT</text:p>
      <text:p text:style-name="P13"/>
      <text:p text:style-name="P13">Per creare un dispositivo mentre il programma è in esecuzione si può mandare una publish con mqtt attraverso questo comando</text:p>
      <text:p text:style-name="P13"/>
      <text:p text:style-name="P2">mosquitto_pub -h &lt;INDIRIZZO_BROKER&gt; -p &lt;PORTA&gt; -t Shelly/Create<text:span text:style-name="T3">Routine</text:span>/ -<text:span text:style-name="T3">f</text:span> &lt;<text:span text:style-name="T3">PATH_FILE.json</text:span>&gt;</text:p>
      <text:p text:style-name="P3"/>
      <text:p text:style-name="P3"/>
      <text:p text:style-name="P7">Modifica tramite publish MQTT</text:p>
      <text:p text:style-name="P3"/>
      <text:p text:style-name="P2">mosquitto_pub -h &lt;INDIRIZZO_BROKER&gt; -p &lt;PORTA&gt; -t Shelly/<text:span text:style-name="Source_20_Text"><text:span text:style-name="T4">StateRoutine</text:span></text:span>/ -<text:span text:style-name="Source_20_Text"><text:span text:style-name="T4">-m {\"</text:span></text:span><text:span text:style-name="Source_20_Text"><text:span text:style-name="T7">N</text:span></text:span><text:span text:style-name="Source_20_Text"><text:span text:style-name="T4">ame\":\"NOMEROUTINES\",\"</text:span></text:span><text:span text:style-name="Source_20_Text"><text:span text:style-name="T7">S</text:span></text:span><text:span text:style-name="Source_20_Text"><text:span text:style-name="T4">tatus\":\"enabled\"}</text:span>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><text:span text:style-name="T6">Eliminazione tramite publish MQTT</text:span></text:span></text:p>
      <text:p text:style-name="P2"><text:span text:style-name="Source_20_Text"/></text:p>
      <text:p text:style-name="P14"><text:span text:style-name="Source_20_Text"><text:span text:style-name="T5">mosquitto_pub -h localhost -t Shelly/DeleteRoutine/ -m &lt;NOMEROUTINE&gt;</text:span></text:span></text:p>
      <text:p text:style-name="P2"><text:span text:style-name="Source_20_Text"/></text:p>
      <text:p text:style-name="P2"><text:span text:style-name="Source_20_Text"/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ac739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Autore: Andrea Spina<text:tab/>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16:06:38.095000000</meta:creation-date>
    <dc:date>2023-05-29T09:41:51.413000000</dc:date>
    <meta:editing-duration>PT1H21M51S</meta:editing-duration>
    <meta:editing-cycles>8</meta:editing-cycles>
    <meta:generator>LibreOffice/7.5.3.2$Windows_X86_64 LibreOffice_project/9f56dff12ba03b9acd7730a5a481eea045e468f3</meta:generator>
    <meta:document-statistic meta:table-count="0" meta:image-count="0" meta:object-count="0" meta:page-count="3" meta:paragraph-count="60" meta:word-count="775" meta:character-count="5320" meta:non-whitespace-character-count="4603"/>
  </office:meta>
</office:document-meta>
</file>